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paragraph-properties fo:line-height="135%" fo:orphans="0"/>
      <style:text-properties fo:font-weight="bold"/>
    </style:style>
    <style:style style:name="P2" style:family="paragraph" style:parent-style-name="Standard">
      <style:paragraph-properties fo:line-height="135%" fo:orphans="0"/>
    </style:style>
    <style:style style:name="P3" style:family="paragraph" style:parent-style-name="Text_20_body">
      <style:paragraph-properties fo:line-height="135%" fo:orphans="0"/>
    </style:style>
    <style:style style:name="T1" style:family="text">
      <style:text-properties style:font-name="monospace" loext:padding="0in" loext:border="none"/>
    </style:style>
    <style:style style:name="T2" style:family="text">
      <style:text-properties fo:font-weight="bold"/>
    </style:style>
    <style:style style:name="fr1" style:family="graphic" style:parent-style-name="Frame">
      <style:graphic-properties fo:margin-left="0in" fo:margin-right="0in" fo:margin-top="0in" fo:margin-bottom="0in" style:wrap="run-through" style:number-wrapped-paragraphs="no-limit" style:vertical-pos="top" style:vertical-rel="char" style:horizontal-pos="left" style:horizontal-rel="char" fo:padding="0in" fo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king Breakdown:</text:p>
      <text:p text:style-name="P1">1. High Similarity and Incomplete/Non-functional Code (0-40 marks):</text:p>
      <text:p text:style-name="P2"><draw:frame draw:style-name="fr1" draw:name="Frame1" text:anchor-type="char" svg:width="0.0161in" draw:z-index="0"><draw:text-box fo:min-height="0.0161in"><text:p text:style-name="P3">●</text:p></draw:text-box></draw:frame>Sources that show very high similarity with other submissions and contain incomplete, non-functional, or copied code will receive the lowest marks.</text:p>
      <text:p text:style-name="P2"><draw:frame draw:style-name="fr1" draw:name="Frame2" text:anchor-type="char" svg:width="0.0161in" draw:z-index="1"><draw:text-box fo:min-height="0.0161in"><text:p text:style-name="P3">●</text:p></draw:text-box></draw:frame>This includes programs that use similar structure, variable names, and logic with other submissions without significant modification.</text:p>
      <text:p text:style-name="P2"><draw:frame draw:style-name="fr1" draw:name="Frame3" text:anchor-type="char" svg:width="0.0161in" draw:z-index="2"><draw:text-box fo:min-height="0.0161in"><text:p text:style-name="P3">●</text:p></draw:text-box></draw:frame>Examples include:</text:p>
      <text:p text:style-name="P2"><draw:frame draw:style-name="fr1" draw:name="Frame4" text:anchor-type="char" svg:width="0.0209in" draw:z-index="3"><draw:text-box fo:min-height="0.0161in"><text:p text:style-name="P3">○</text:p></draw:text-box></draw:frame>Sources that only have hardcoded values or basic output statements.</text:p>
      <text:p text:style-name="P2"><draw:frame draw:style-name="fr1" draw:name="Frame5" text:anchor-type="char" svg:width="0.0209in" draw:z-index="4"><draw:text-box fo:min-height="0.0161in"><text:p text:style-name="P3">○</text:p></draw:text-box></draw:frame>Sources with non-functional or incomplete <text:span text:style-name="T1">findLongestIncreasing</text:span> or <text:span text:style-name="T1">countDigitFrequency</text:span> functions in the number analysis programs.</text:p>
      <text:p text:style-name="P2"><draw:frame draw:style-name="fr1" draw:name="Frame6" text:anchor-type="char" svg:width="0.0209in" draw:z-index="5"><draw:text-box fo:min-height="0.0161in"><text:p text:style-name="P3">○</text:p></draw:text-box></draw:frame>Sources with non-functional or incomplete number series generators.</text:p>
      <text:p text:style-name="P2"><draw:frame draw:style-name="fr1" draw:name="Frame7" text:anchor-type="char" svg:width="0.0161in" draw:z-index="6"><draw:text-box fo:min-height="0.0161in"><text:p text:style-name="P3">●</text:p></draw:text-box></draw:frame>Sources that implement one or two required functions but fail to complete the full functionality.</text:p>
      <text:p text:style-name="P2"><draw:frame draw:style-name="fr1" draw:name="Frame8" text:anchor-type="char" svg:width="0.0161in" draw:z-index="7"><draw:text-box fo:min-height="0.0161in"><text:p text:style-name="P3">●</text:p></draw:text-box></draw:frame>Sources that have very short, incomplete code, demonstrating a lack of effort.</text:p>
      <text:p text:style-name="P2"><draw:frame draw:style-name="fr1" draw:name="Frame9" text:anchor-type="char" svg:width="0.0161in" draw:z-index="8"><draw:text-box fo:min-height="0.0161in"><text:p text:style-name="P3">●</text:p></draw:text-box></draw:frame>Sources that include comments that suggests an attempt at input validation but have errors in implementation.</text:p>
      <text:p text:style-name="P2"><draw:frame draw:style-name="fr1" draw:name="Frame10" text:anchor-type="char" svg:width="0.0161in" draw:z-index="9"><draw:text-box fo:min-height="0.0161in"><text:p text:style-name="P3">●</text:p></draw:text-box></draw:frame>Specifically, the following sources fall under this category:</text:p>
      <text:p text:style-name="P2"><draw:frame draw:style-name="fr1" draw:name="Frame11" text:anchor-type="char" svg:width="0.0209in" draw:z-index="10"><draw:text-box fo:min-height="0.0161in"><text:p text:style-name="P3">○</text:p></draw:text-box></draw:frame><text:span text:style-name="T2">24BCS001.pdf:</text:span> (0 marks) - Contains no code.</text:p>
      <text:p text:style-name="P2"><draw:frame draw:style-name="fr1" draw:name="Frame12" text:anchor-type="char" svg:width="0.0209in" draw:z-index="11"><draw:text-box fo:min-height="0.0161in"><text:p text:style-name="P3">○</text:p></draw:text-box></draw:frame><text:span text:style-name="T2">24BCS010.pdf:</text:span> (10 marks) - Uses hard-coded values and incomplete functions.</text:p>
      <text:p text:style-name="P2"><draw:frame draw:style-name="fr1" draw:name="Frame13" text:anchor-type="char" svg:width="0.0209in" draw:z-index="12"><draw:text-box fo:min-height="0.0161in"><text:p text:style-name="P3">○</text:p></draw:text-box></draw:frame><text:span text:style-name="T2">24BCS003.pdf:</text:span> (20 marks) - Mix of code snippets, with errors, and incomplete implementation.</text:p>
      <text:p text:style-name="P2"><draw:frame draw:style-name="fr1" draw:name="Frame14" text:anchor-type="char" svg:width="0.0209in" draw:z-index="13"><draw:text-box fo:min-height="0.0161in"><text:p text:style-name="P3">○</text:p></draw:text-box></draw:frame><text:span text:style-name="T2">24BCS019.pdf</text:span>: (20 marks) - Incomplete functions for the number series generator</text:p>
      <text:p text:style-name="P2"><draw:frame draw:style-name="fr1" draw:name="Frame15" text:anchor-type="char" svg:width="0.0209in" draw:z-index="14"><draw:text-box fo:min-height="0.0161in"><text:p text:style-name="P3">○</text:p></draw:text-box></draw:frame><text:span text:style-name="T2">24BCS011.pdf:</text:span> (30 marks) - While the functions are implemented, the main is not functional.</text:p>
      <text:p text:style-name="P2"><draw:frame draw:style-name="fr1" draw:name="Frame16" text:anchor-type="char" svg:width="0.0209in" draw:z-index="15"><draw:text-box fo:min-height="0.0161in"><text:p text:style-name="P3">○</text:p></draw:text-box></draw:frame><text:span text:style-name="T2">24BCS005.pdf:</text:span> (30 marks) - Incomplete implementations of functions, and code is non-functional.</text:p>
      <text:p text:style-name="P2"><draw:frame draw:style-name="fr1" draw:name="Frame17" text:anchor-type="char" svg:width="0.0209in" draw:z-index="16"><draw:text-box fo:min-height="0.0161in"><text:p text:style-name="P3">○</text:p></draw:text-box></draw:frame><text:span text:style-name="T2">24BCS022.pdf:</text:span> (30 marks) - Contains many errors and the code is not functional.</text:p>
      <text:p text:style-name="P2"><draw:frame draw:style-name="fr1" draw:name="Frame18" text:anchor-type="char" svg:width="0.0209in" draw:z-index="17"><draw:text-box fo:min-height="0.0161in"><text:p text:style-name="P3">○</text:p></draw:text-box></draw:frame><text:span text:style-name="T2">24BCS016.pdf:</text:span> (30 marks) - Has a number series generator but it has errors and is non-functional.</text:p>
      <text:p text:style-name="P2"><draw:frame draw:style-name="fr1" draw:name="Frame19" text:anchor-type="char" svg:width="0.0209in" draw:z-index="18"><draw:text-box fo:min-height="0.0161in"><text:p text:style-name="P3">○</text:p></draw:text-box></draw:frame><text:span text:style-name="T2">24BCS035.pdf</text:span>: (30 marks) - Uses while loops that have no stopping condition except for a user-inputted -1</text:p>
      <text:p text:style-name="P2"><draw:frame draw:style-name="fr1" draw:name="Frame20" text:anchor-type="char" svg:width="0.0209in" draw:z-index="19"><draw:text-box fo:min-height="0.0161in"><text:p text:style-name="P3">○</text:p></draw:text-box></draw:frame><text:span text:style-name="T2">24BCS017.pdf:</text:span> (35 marks) - Has implementation errors, and uses non-standard ways of finding most frequent digit.</text:p>
      <text:p text:style-name="P2"><draw:frame draw:style-name="fr1" draw:name="Frame21" text:anchor-type="char" svg:width="0.0209in" draw:z-index="20"><draw:text-box fo:min-height="0.0161in"><text:p text:style-name="P3">○</text:p></draw:text-box></draw:frame><text:span text:style-name="T2">24BCS031.pdf:</text:span> (30 marks) - Code is not fully functional and does not fully address the prompt.</text:p>
      <text:p text:style-name="P2"><draw:frame draw:style-name="fr1" draw:name="Frame22" text:anchor-type="char" svg:width="0.0209in" draw:z-index="21"><draw:text-box fo:min-height="0.0161in"><text:p text:style-name="P3">○</text:p></draw:text-box></draw:frame><text:span text:style-name="T2">24BCS015_024022.pdf:</text:span> (30 marks) - Incomplete and non-functional code.</text:p>
      <text:p text:style-name="P1">2. Moderate Similarity, Partially Functional Code (41-70 marks):</text:p>
      <text:p text:style-name="P2"><draw:frame draw:style-name="fr1" draw:name="Frame23" text:anchor-type="char" svg:width="0.0161in" draw:z-index="22"><draw:text-box fo:min-height="0.0161in"><text:p text:style-name="P3">●</text:p></draw:text-box></draw:frame>Sources that implement most of the required functionality but contain some errors or incomplete features will receive marks in this range.</text:p>
      <text:p text:style-name="P2"><draw:frame draw:style-name="fr1" draw:name="Frame24" text:anchor-type="char" svg:width="0.0161in" draw:z-index="23"><draw:text-box fo:min-height="0.0161in"><text:p text:style-name="P3">●</text:p></draw:text-box></draw:frame>This includes programs that correctly implement the basic logic but may fail to handle edge cases or have minor implementation errors.</text:p>
      <text:p text:style-name="P2"><draw:frame draw:style-name="fr1" draw:name="Frame25" text:anchor-type="char" svg:width="0.0161in" draw:z-index="24"><draw:text-box fo:min-height="0.0161in"><text:p text:style-name="P3">●</text:p></draw:text-box></draw:frame>May exhibit some evidence of independent work but still show signs of copying.</text:p>
      <text:p text:style-name="P2"><draw:frame draw:style-name="fr1" draw:name="Frame26" text:anchor-type="char" svg:width="0.0161in" draw:z-index="25"><draw:text-box fo:min-height="0.0161in"><text:p text:style-name="P3">●</text:p></draw:text-box></draw:frame>Specifically, the following sources fall under this category: * <text:span text:style-name="T2">24BCS004.pdf</text:span> (50 marks) - Has implementation errors, incomplete code, but uses proper structure.</text:p>
      <text:p text:style-name="P2"><draw:frame draw:style-name="fr1" draw:name="Frame27" text:anchor-type="char" svg:width="0.0209in" draw:z-index="26"><draw:text-box fo:min-height="0.0161in"><text:p text:style-name="P3">○</text:p></draw:text-box></draw:frame><text:soft-page-break/><text:span text:style-name="T2">24BCS006.pdf</text:span> (55 marks) - Contains logic errors and incomplete functionality but implements the basic structure.</text:p>
      <text:p text:style-name="P2"><draw:frame draw:style-name="fr1" draw:name="Frame28" text:anchor-type="char" svg:width="0.0209in" draw:z-index="27"><draw:text-box fo:min-height="0.0161in"><text:p text:style-name="P3">○</text:p></draw:text-box></draw:frame><text:span text:style-name="T2">24BCS025.pdf</text:span> (55 marks) - Has a description of question 1, but does not contain any code.</text:p>
      <text:p text:style-name="P2"><draw:frame draw:style-name="fr1" draw:name="Frame29" text:anchor-type="char" svg:width="0.0209in" draw:z-index="28"><draw:text-box fo:min-height="0.0161in"><text:p text:style-name="P3">○</text:p></draw:text-box></draw:frame><text:span text:style-name="T2">24BCS027 nightcoder.pdf</text:span>: (60 marks) - Incomplete implementation for the number series generator. * <text:span text:style-name="T2">24BCS030-1.pdf</text:span>: (60 marks) - Has errors in input validation but the functions are mostly implemented correctly.</text:p>
      <text:p text:style-name="P2"><draw:frame draw:style-name="fr1" draw:name="Frame30" text:anchor-type="char" svg:width="0.0209in" draw:z-index="29"><draw:text-box fo:min-height="0.0161in"><text:p text:style-name="P3">○</text:p></draw:text-box></draw:frame><text:span text:style-name="T2">24BCS032.pdf:</text:span> (60 marks) - Code structure is correct, but the program does not meet all the requirements.</text:p>
      <text:p text:style-name="P2"><draw:frame draw:style-name="fr1" draw:name="Frame31" text:anchor-type="char" svg:width="0.0209in" draw:z-index="30"><draw:text-box fo:min-height="0.0161in"><text:p text:style-name="P3">○</text:p></draw:text-box></draw:frame><text:span text:style-name="T2">24bcs024...BCS.pdf:</text:span> (60 marks) - Has only the description and requirements.</text:p>
      <text:p text:style-name="P1">3. Low Similarity, Complete and Functional Code (71-90 marks):</text:p>
      <text:p text:style-name="P2"><draw:frame draw:style-name="fr1" draw:name="Frame32" text:anchor-type="char" svg:width="0.0161in" draw:z-index="31"><draw:text-box fo:min-height="0.0161in"><text:p text:style-name="P3">●</text:p></draw:text-box></draw:frame>Sources that implement all required functionality correctly, handle edge cases, and demonstrate good coding practices will receive marks in this range.</text:p>
      <text:p text:style-name="P2"><draw:frame draw:style-name="fr1" draw:name="Frame33" text:anchor-type="char" svg:width="0.0161in" draw:z-index="32"><draw:text-box fo:min-height="0.0161in"><text:p text:style-name="P3">●</text:p></draw:text-box></draw:frame>These programs demonstrate a good understanding of the requirements, but may still show some similarity to other submissions in their basic structure.</text:p>
      <text:p text:style-name="P2"><draw:frame draw:style-name="fr1" draw:name="Frame34" text:anchor-type="char" svg:width="0.0161in" draw:z-index="33"><draw:text-box fo:min-height="0.0161in"><text:p text:style-name="P3">●</text:p></draw:text-box></draw:frame>Sources in this range show evidence of independent work with some unique implementation strategies.</text:p>
      <text:p text:style-name="P2"><draw:frame draw:style-name="fr1" draw:name="Frame35" text:anchor-type="char" svg:width="0.0161in" draw:z-index="34"><draw:text-box fo:min-height="0.0161in"><text:p text:style-name="P3">●</text:p></draw:text-box></draw:frame>The following sources are in this range:</text:p>
      <text:p text:style-name="P2"><draw:frame draw:style-name="fr1" draw:name="Frame36" text:anchor-type="char" svg:width="0.0209in" draw:z-index="35"><draw:text-box fo:min-height="0.0161in"><text:p text:style-name="P3">○</text:p></draw:text-box></draw:frame><text:span text:style-name="T2">24BCS002.pdf</text:span>: (70 marks) - Implements all of the required word transformation functions, but the structure and variable names are very similar to other submissions.</text:p>
      <text:p text:style-name="P2"><draw:frame draw:style-name="fr1" draw:name="Frame37" text:anchor-type="char" svg:width="0.0209in" draw:z-index="36"><draw:text-box fo:min-height="0.0161in"><text:p text:style-name="P3">○</text:p></draw:text-box></draw:frame><text:span text:style-name="T2">24BCS026.NO8.pdf</text:span> (75 marks) - Implements most functions correctly, but could have better input validation.</text:p>
      <text:p text:style-name="P2"><draw:frame draw:style-name="fr1" draw:name="Frame38" text:anchor-type="char" svg:width="0.0209in" draw:z-index="37"><draw:text-box fo:min-height="0.0161in"><text:p text:style-name="P3">○</text:p></draw:text-box></draw:frame><text:span text:style-name="T2">24BCS028.pdf</text:span> (75 marks) - Implements all the required word transformations, but it includes some redundancy, and input validation could be improved.</text:p>
      <text:p text:style-name="P2"><draw:frame draw:style-name="fr1" draw:name="Frame39" text:anchor-type="char" svg:width="0.0209in" draw:z-index="38"><draw:text-box fo:min-height="0.0161in"><text:p text:style-name="P3">○</text:p></draw:text-box></draw:frame><text:span text:style-name="T2">24BCS029.pdf</text:span>: (75 marks) - Number series generator implemented correctly, and input validation is mostly correct, however it uses very similar structure and implementation to other submissions.</text:p>
      <text:p text:style-name="P2"><draw:frame draw:style-name="fr1" draw:name="Frame40" text:anchor-type="char" svg:width="0.0209in" draw:z-index="39"><draw:text-box fo:min-height="0.0161in"><text:p text:style-name="P3">○</text:p></draw:text-box></draw:frame><text:span text:style-name="T2">24BCS018.pdf</text:span> (80 marks) - Has good implementation, but it is missing some functions and has input validation issues.</text:p>
      <text:p text:style-name="P2"><draw:frame draw:style-name="fr1" draw:name="Frame41" text:anchor-type="char" svg:width="0.0209in" draw:z-index="40"><draw:text-box fo:min-height="0.0161in"><text:p text:style-name="P3">○</text:p></draw:text-box></draw:frame><text:span text:style-name="T2">24BCS013.pdf</text:span> (80 marks) - Has a good implementation for the number series generator, but it uses very similar structure and implementation to other submissions.</text:p>
      <text:p text:style-name="P1">4. High Originality, Complete, and Highly Functional Code (91-100 marks):</text:p>
      <text:p text:style-name="P2"><draw:frame draw:style-name="fr1" draw:name="Frame42" text:anchor-type="char" svg:width="0.0161in" draw:z-index="41"><draw:text-box fo:min-height="0.0161in"><text:p text:style-name="P3">●</text:p></draw:text-box></draw:frame>Sources that demonstrate a high level of originality, implement all required functions correctly, handle edge cases effectively, and show excellent coding practices with good input validation will receive the highest marks.</text:p>
      <text:p text:style-name="P2"><draw:frame draw:style-name="fr1" draw:name="Frame43" text:anchor-type="char" svg:width="0.0161in" draw:z-index="42"><draw:text-box fo:min-height="0.0161in"><text:p text:style-name="P3">●</text:p></draw:text-box></draw:frame>These programs show a deep understanding of the problem and the ability to design a creative and efficient solution.</text:p>
      <text:p text:style-name="P2"><draw:frame draw:style-name="fr1" draw:name="Frame44" text:anchor-type="char" svg:width="0.0161in" draw:z-index="43"><draw:text-box fo:min-height="0.0161in"><text:p text:style-name="P3">●</text:p></draw:text-box></draw:frame>The following sources are in this range:</text:p>
      <text:p text:style-name="P2"><draw:frame draw:style-name="fr1" draw:name="Frame45" text:anchor-type="char" svg:width="0.0209in" draw:z-index="44"><draw:text-box fo:min-height="0.0161in"><text:p text:style-name="P3">○</text:p></draw:text-box></draw:frame><text:span text:style-name="T2">WORK11.pdf</text:span> (90 marks) - Has a good implementation of all of the required word transformation functions, and it implements input validation, however, it uses very similar structure and variable names to other submissions.</text:p>
      <text:p text:style-name="P2"><draw:frame draw:style-name="fr1" draw:name="Frame46" text:anchor-type="char" svg:width="0.0209in" draw:z-index="45"><draw:text-box fo:min-height="0.0161in"><text:p text:style-name="P3">○</text:p></draw:text-box></draw:frame><text:soft-page-break/><text:span text:style-name="T2">24BCS036.pdf:</text:span> (90 marks) - Implements all required functions, includes input validation and uses unique implementation, but could be better organized.</text:p>
      <text:p text:style-name="P1">Additional Considerations:</text:p>
      <text:p text:style-name="P2"><draw:frame draw:style-name="fr1" draw:name="Frame47" text:anchor-type="char" svg:width="0.0161in" draw:z-index="46"><draw:text-box fo:min-height="0.0161in"><text:p text:style-name="P3">●</text:p></draw:text-box></draw:frame><text:span text:style-name="T2">Comments:</text:span> Well-commented code can earn a few extra marks, demonstrating a clear understanding of the code.</text:p>
      <text:p text:style-name="P2"><draw:frame draw:style-name="fr1" draw:name="Frame48" text:anchor-type="char" svg:width="0.0161in" draw:z-index="47"><draw:text-box fo:min-height="0.0161in"><text:p text:style-name="P3">●</text:p></draw:text-box></draw:frame><text:span text:style-name="T2">Input Validation:</text:span> Proper input validation is essential and should be rewarded.</text:p>
      <text:p text:style-name="P2"><draw:frame draw:style-name="fr1" draw:name="Frame49" text:anchor-type="char" svg:width="0.0161in" draw:z-index="48"><draw:text-box fo:min-height="0.0161in"><text:p text:style-name="P3">●</text:p></draw:text-box></draw:frame><text:span text:style-name="T2">Error Handling:</text:span> Programs that handle errors gracefully should receive higher marks.</text:p>
      <text:p text:style-name="P2"><draw:frame draw:style-name="fr1" draw:name="Frame50" text:anchor-type="char" svg:width="0.0161in" draw:z-index="49"><draw:text-box fo:min-height="0.0161in"><text:p text:style-name="P3">●</text:p></draw:text-box></draw:frame><text:span text:style-name="T2">Code Organization:</text:span> Well-organized, readable code should be favored.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0T10:35:52.317912213</meta:creation-date>
    <dc:date>2025-01-10T10:37:02.997287730</dc:date>
    <meta:editing-duration>PT1M11S</meta:editing-duration>
    <meta:editing-cycles>1</meta:editing-cycles>
    <meta:document-statistic meta:table-count="0" meta:image-count="0" meta:object-count="0" meta:page-count="3" meta:paragraph-count="106" meta:word-count="876" meta:character-count="5807" meta:non-whitespace-character-count="5037"/>
    <meta:generator>LibreOffice/7.3.7.2$Linux_X86_64 LibreOffice_project/30$Build-2</meta:generator>
  </office:meta>
</office:document-meta>
</file>